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Standard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4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text-properties fo:font-size="12pt" style:font-name-asian="Times New Roman" style:font-size-asian="12pt"/>
    </style:style>
    <style:style style:name="P6" style:family="paragraph" style:parent-style-name="Standard">
      <style:text-properties fo:font-size="12pt" fo:font-weight="bold" style:font-size-asian="12pt" style:font-weight-asian="bold"/>
    </style:style>
    <style:style style:name="P7" style:family="paragraph" style:parent-style-name="Standard">
      <style:text-properties officeooo:paragraph-rsid="00081926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language-asian="ko" style:country-asian="KR"/>
    </style:style>
    <style:style style:name="T6" style:family="text">
      <style:text-properties fo:font-size="12pt" style:font-size-asian="12pt" style:language-asian="ko" style:country-asian="KR"/>
    </style:style>
    <style:style style:name="T7" style:family="text">
      <style:text-properties fo:font-size="12pt" officeooo:rsid="00081926" style:font-size-asian="12pt"/>
    </style:style>
    <style:style style:name="T8" style:family="text">
      <style:text-properties fo:font-size="12pt" style:font-name-asian="Times New Roman" style:font-size-asian="12pt"/>
    </style:style>
    <style:style style:name="T9" style:family="text">
      <style:text-properties fo:font-size="12pt" style:font-name-asian="Times New Roman" style:font-size-asian="12pt" style:language-asian="ko" style:country-asian="KR"/>
    </style:style>
    <style:style style:name="T10" style:family="text">
      <style:text-properties fo:font-size="12pt" style:font-name-asian="Times New Roman" style:font-size-asian="12pt" style:language-asian="ko" style:country-asian="KR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language-asian="ko" style:country-asian="KR" style:font-weight-asian="bold"/>
    </style:style>
    <style:style style:name="T13" style:family="text">
      <style:text-properties fo:font-size="12pt" fo:font-weight="bold" style:font-size-asian="12pt" style:font-weight-asian="bol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s text:c="69"/></text:span><text:span text:style-name="T3">COVER <text:s/>PAGE</text:span></text:p>
      <text:h text:style-name="Heading_20_1" text:outline-level="1"><text:span text:style-name="T1"><text:s text:c="47"/></text:span><text:span text:style-name="T2">CS323 Programming Assignments</text:span></text:h>
      <text:p text:style-name="P1"/>
      <text:p text:style-name="P2">Fill out all entries 1 - 7. <text:s text:c="3"/>If not, there will be deductions!</text:p>
      <text:p text:style-name="P3"/>
      <text:p text:style-name="Standard"><text:span text:style-name="T8"><text:s text:c="98"/></text:span><text:span text:style-name="T11">Check one</text:span></text:p>
      <text:p text:style-name="Standard"><text:span text:style-name="T4">1. <text:s text:c="2"/>Names [ 1. </text:span><text:span text:style-name="T7">Albert Balbon</text:span><text:span text:style-name="T4"> <text:s text:c="26"/>], (MW [</text:span><text:span text:style-name="T7">X</text:span><text:span text:style-name="T4">] <text:s text:c="3"/>or <text:s text:c="2"/>R class [ <text:s text:c="4"/>] )</text:span></text:p>
      <text:p text:style-name="P5"><text:s text:c="92"/></text:p>
      <text:p text:style-name="Standard"><text:span text:style-name="T9"><text:s text:c="4"/></text:span><text:span text:style-name="T9"><text:s text:c="14"/></text:span><text:span text:style-name="T5">[ <text:s/></text:span><text:span text:style-name="T5">2. </text:span><text:span text:style-name="T5"><text:s text:c="48"/></text:span><text:span text:style-name="T5">], </text:span><text:span text:style-name="T4">(MW [ <text:s text:c="3"/>] <text:s text:c="3"/>or <text:s text:c="2"/>R class [ <text:s text:c="4"/>] )</text:span></text:p>
      <text:p text:style-name="P4"/>
      <text:p text:style-name="Standard"><text:span text:style-name="T8"><text:s text:c="18"/></text:span><text:span text:style-name="T5">[ <text:s/></text:span><text:span text:style-name="T12">if 3</text:span><text:span text:style-name="T5">. </text:span><text:span text:style-name="T5"><text:s text:c="45"/></text:span><text:span text:style-name="T5">], </text:span><text:span text:style-name="T4">(MW [ <text:s text:c="3"/>] <text:s text:c="3"/>or <text:s text:c="2"/>R class [ <text:s text:c="4"/>] )</text:span></text:p>
      <text:p text:style-name="P4"/>
      <text:p text:style-name="P5"><text:s text:c="18"/></text:p>
      <text:p text:style-name="Standard"><text:span text:style-name="T4">2. Assignment Number <text:s/>[ <text:s text:c="4"/></text:span><text:span text:style-name="T7">2</text:span><text:span text:style-name="T4"> <text:s text:c="5"/>]</text:span></text:p>
      <text:p text:style-name="P4"/>
      <text:p text:style-name="P4"/>
      <text:p text:style-name="P4"/>
      <text:p text:style-name="P7"><text:span text:style-name="T4">3. Due Dates <text:s text:c="8"/></text:span><text:span text:style-name="T13">Softcopy </text:span><text:span text:style-name="T4"><text:s text:c="4"/>[ <text:s/></text:span><text:span text:style-name="T7">April 25, 2019</text:span><text:span text:style-name="T4"> <text:s/>], <text:s text:c="3"/></text:span><text:span text:style-name="T13">Hardcopy</text:span><text:span text:style-name="T4"> [ <text:s/></text:span><text:span text:style-name="T7">April 25, 2019</text:span><text:span text:style-name="T4"> <text:s/>]</text:span></text:p>
      <text:p text:style-name="P4"/>
      <text:p text:style-name="P5"><text:s text:c="15"/></text:p>
      <text:p text:style-name="P4"/>
      <text:p text:style-name="P7"><text:span text:style-name="T4">4. Turn-In <text:s/>Dates <text:s text:c="2"/></text:span><text:span text:style-name="T13">Softcopy</text:span><text:span text:style-name="T4"> <text:s text:c="4"/>[ <text:s/></text:span><text:span text:style-name="T7">April 25, 2019</text:span><text:span text:style-name="T4"> <text:s/>], <text:s text:c="2"/></text:span><text:span text:style-name="T13">Hardcopy</text:span><text:span text:style-name="T4"> <text:s/>[ <text:s/></text:span><text:span text:style-name="T7">April 25, 2019</text:span><text:span text:style-name="T4"> <text:s/>]</text:span></text:p>
      <text:p text:style-name="P5"><text:s text:c="2"/></text:p>
      <text:p text:style-name="P4"/>
      <text:p text:style-name="P4"/>
      <text:p text:style-name="Standard"><text:span text:style-name="T4">5. Executable FileName [ <text:s/></text:span><text:span text:style-name="T7">syntaxAnalyzer.cpp</text:span><text:span text:style-name="T4"> <text:s/>] </text:span></text:p>
      <text:p text:style-name="Standard"><text:span text:style-name="T8"><text:s text:c="3"/></text:span><text:span text:style-name="T4">(</text:span><text:span text:style-name="T13">A file that can be executed without compilation by the instructor</text:span><text:span text:style-name="T4">) </text:span></text:p>
      <text:p text:style-name="P4"/>
      <text:p text:style-name="P4"/>
      <text:p text:style-name="Standard"><text:span text:style-name="T4">6. LabRoom <text:s text:c="19"/>[ <text:s/></text:span><text:span text:style-name="T7">CS 104</text:span><text:span text:style-name="T4"> <text:s/>]</text:span></text:p>
      <text:p text:style-name="Standard"><text:span text:style-name="T13">(Execute your program in a lab in the CS building before submission)</text:span></text:p>
      <text:p text:style-name="P6"/>
      <text:p text:style-name="P4"/>
      <text:p text:style-name="Standard"><text:span text:style-name="T4">7. Operating System <text:s text:c="6"/>[ <text:s/></text:span><text:span text:style-name="T7">Linux</text:span><text:span text:style-name="T4"> ]</text:span></text:p>
      <text:p text:style-name="P5"><draw:line text:anchor-type="char" draw:z-index="0" draw:style-name="gr1" draw:text-style-name="P9" svg:x1="-0.0689in" svg:y1="0.1409in" svg:x2="6.1811in" svg:y2="0.1409in"><text:p/></draw:line><text:s text:c="3"/></text:p>
      <text:p text:style-name="P6">To be filled out by the Instructor:</text:p>
      <text:p text:style-name="P6"/>
      <text:p text:style-name="P4">GRADE:</text:p>
      <text:p text:style-name="P4"/>
      <text:p text:style-name="P4"/>
      <text:p text:style-name="P4"/>
      <text:p text:style-name="P4"/>
      <text:p text:style-name="P4">COMME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Batang" style:font-family-asian="Batang, 바탕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VER  PAGE</dc:title>
    <dc:subject/>
    <meta:keyword/>
    <meta:initial-creator>ECS</meta:initial-creator>
    <meta:creation-date>2010-09-08T13:19:00</meta:creation-date>
    <dc:creator>Albert Balbon</dc:creator>
    <dc:date>2019-04-18T20:26:16.453678817</dc:date>
    <meta:print-date>2015-02-02T16:27:00</meta:print-date>
    <meta:editing-cycles>14</meta:editing-cycles>
    <meta:editing-duration>PT25M39S</meta:editing-duration>
    <meta:document-statistic meta:table-count="0" meta:image-count="0" meta:object-count="0" meta:page-count="1" meta:paragraph-count="23" meta:word-count="146" meta:character-count="1297" meta:non-whitespace-character-count="551"/>
    <meta:generator>LibreOffice/6.0.7.3$Linux_X86_64 LibreOffice_project/00m0$Build-3</meta:generator>
    <meta:user-defined meta:name="__Grammarly_42___1">__Grammarly_42___1</meta:user-defined>
    <meta:user-defined meta:name="__Grammarly_42____i">__Grammarly_42____i</meta:user-defined>
  </office:meta>
</office:document-meta>
</file>